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e750" officeooo:paragraph-rsid="0004e750"/>
    </style:style>
    <style:style style:name="P2" style:family="paragraph" style:parent-style-name="Standard">
      <style:text-properties style:text-underline-style="solid" style:text-underline-width="auto" style:text-underline-color="font-color" officeooo:rsid="0004e750" officeooo:paragraph-rsid="0004e750"/>
    </style:style>
    <style:style style:name="P3" style:family="paragraph" style:parent-style-name="Standard">
      <style:text-properties officeooo:rsid="000b6658" officeooo:paragraph-rsid="000b6658"/>
    </style:style>
    <style:style style:name="P4" style:family="paragraph" style:parent-style-name="Standard">
      <style:text-properties officeooo:rsid="000b9fa2" officeooo:paragraph-rsid="000b9fa2"/>
    </style:style>
    <style:style style:name="T1" style:family="text">
      <style:text-properties officeooo:rsid="000877be"/>
    </style:style>
    <style:style style:name="T2" style:family="text">
      <style:text-properties officeooo:rsid="000b665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b9fa2"/>
    </style:style>
    <style:style style:name="T5" style:family="text">
      <style:text-properties officeooo:rsid="000d4f65"/>
    </style:style>
    <style:style style:name="T6" style:family="text">
      <style:text-properties officeooo:rsid="000d65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ingesprochener Text für Datenbanken <text:span text:style-name="T1">10</text:span><text:span text:style-name="T2">5</text:span></text:p>
      <text:p text:style-name="P1"/>
      <text:p text:style-name="P3">Bleiben wir weiterhin bei der bekannten Tabelle <text:span text:style-name="T3">Person.</text:span> Wir haben bereits einfache SQL-SELECT-Abfragen kennengelernt. Wir können uns alle bisherigen Abfragen wie ein<text:span text:style-name="T4">e gefilterte Ansicht </text:span>vorstellen. Man <text:span text:style-name="T4">schaut gewissermaßen nicht auf die ganze </text:span>Datenbanktabelle <text:span text:style-name="T4">sondern</text:span> filtert sich nur die jenigen Zeilen und Spalten heraus, die man wirklich sehen möchte - der Rest wird also ausgeblendet.</text:p>
      <text:p text:style-name="P3"/>
      <text:p text:style-name="P3">So kann man sich zum Beispiel mit der folgenden Abfrage die Größe aller Personen aus der Datenbank ausgeben lassen:</text:p>
      <text:p text:style-name="P3"/>
      <text:p text:style-name="P3">SELECT height FROM Person &lt;pause&gt;</text:p>
      <text:p text:style-name="P3"/>
      <text:p text:style-name="P3">Die Antwort der Datenbank ist wieder eine Tabelle - in diesem Fall nur eine Spalte, aber für jeden Eintrag in der Datenbank weiterhin eine Zeile.</text:p>
      <text:p text:style-name="P3"/>
      <text:p text:style-name="P3">Datenbanken geben einem aber auch die Möglichkeit, die Daten der Antworttabelle gleich weiterzuverarbeiten. Als erstes Beispiel lassen wir uns einfach die durchschnittliche Größe aller Personen ausgeben.</text:p>
      <text:p text:style-name="P3"/>
      <text:p text:style-name="P3">Dazu muss man die Abfrage noch ein klein wenig erweitern:</text:p>
      <text:p text:style-name="P3"/>
      <text:p text:style-name="P3">SELECT AVG(height) FROM Person &lt;pause&gt;</text:p>
      <text:p text:style-name="P3"/>
      <text:p text:style-name="P3">Durch diese Erweiterung der SQL-Abfrage wird die Antworttabelle zu einem einzigen Wert zusammengefasst - hier eben mit dem Durchschnitt<text:span text:style-name="T4"> - oder Englisch: AVERAGE.</text:span></text:p>
      <text:p text:style-name="P3"/>
      <text:p text:style-name="P3">Eine solche Funktion heißt Aggregatfunktion, weil sie eben mehrere Rückgabewerte aus der Tabelle zu einem einzigen Wert aggregiert, <text:span text:style-name="T4">also </text:span>"anhäuft".</text:p>
      <text:p text:style-name="P3"/>
      <text:p text:style-name="P3">Es gibt eine ganze Reihe weiterer Funktionen:</text:p>
      <text:p text:style-name="P3"/>
      <text:p text:style-name="P4">Mit SUM lässt sich die Summe bilden - z.B. um herauszufinden, wie groß alle Personen zusammen sind. &lt;pause&gt;</text:p>
      <text:p text:style-name="P4"/>
      <text:p text:style-name="P4">MIN und MAX geben uns die Möglichkeit, nur den kleinsten bzw. den größten der Werte zu bekommen. &lt;pause&gt;</text:p>
      <text:p text:style-name="P4"/>
      <text:p text:style-name="P4">Und COUNT zählt einfach nur, wie viele Ergebnisse es insgesamt sind - also die Anzahl der Zeilen.</text:p>
      <text:p text:style-name="P4"><text:span text:style-name="T5">Hier im konreten Beispiel zählen wir einfach nur, wie viele Frauen es in der Datenbanktabelle gibt.</text:span><text:span text:style-name="T6">­</text:span>&lt;kurze pause&gt;</text:p>
      <text:p text:style-name="P4"/>
      <text:p text:style-name="P4">Während AVG, SUM, MIN, MAX nur bei Zahlenwerten - also z.B. Integer oder <text:span text:style-name="T5">DECIMAL</text:span> sinnvolle Ergebnisse liefern, kann man COUNT natürlich auch gut bei VARCHAR einsetzen. <text:span text:style-name="T5">Man zählt ja nur, wie viele Zeilen sich ergeben. </text:span>In der Praxis nutzt man sogar oft einfach nur COUNT(*) um die Anzahl der Zeilen zu zähle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4.2$Linux_X86_64 LibreOffice_project/00$Build-2</meta:generator>
    <dc:date>2021-01-26T07:21:06.525155802</dc:date>
    <meta:editing-duration>PT12H7M38S</meta:editing-duration>
    <meta:editing-cycles>8</meta:editing-cycles>
    <dc:creator>Christoph Krichenbauer</dc:creator>
    <meta:document-statistic meta:table-count="0" meta:image-count="0" meta:object-count="0" meta:page-count="1" meta:paragraph-count="16" meta:word-count="321" meta:character-count="2100" meta:non-whitespace-character-count="1795"/>
  </office:meta>
</office:document-meta>
</file>